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000000392D549C33FC1EAF579.png" manifest:media-type="image/png"/>
  <manifest:file-entry manifest:full-path="Pictures/10000201000001C9000001250004DA34A14FE352.png" manifest:media-type="image/png"/>
  <manifest:file-entry manifest:full-path="Pictures/10000201000001CA000000A0B7921EA6FF204135.png" manifest:media-type="image/png"/>
  <manifest:file-entry manifest:full-path="Pictures/10000201000001CF000001D89E9C55C202B9327E.png" manifest:media-type="image/png"/>
  <manifest:file-entry manifest:full-path="Pictures/10000201000001CC0000016BBE04198CE8A2F9E1.png" manifest:media-type="image/png"/>
  <manifest:file-entry manifest:full-path="Pictures/10000201000001CF000000FD5DF46BE5ECA5A0B1.png" manifest:media-type="image/png"/>
  <manifest:file-entry manifest:full-path="Pictures/1000020100000358000001514B2BC263A87E57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as-char" svg:width="17cm" svg:height="6.692cm" draw:z-index="0"><draw:image xlink:href="Pictures/1000020100000358000001514B2BC263A87E57C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2" text:anchor-type="as-char" svg:width="12.25cm" svg:height="6.694cm" draw:z-index="1"><draw:image xlink:href="Pictures/10000201000001CF000000FD5DF46BE5ECA5A0B1.png" xlink:type="simple" xlink:show="embed" xlink:actuate="onLoad" loext:mime-type="image/png"/></draw:frame></text:p>
      <text:p text:style-name="Standard"/>
      <text:p text:style-name="Standard"><draw:frame draw:style-name="fr2" draw:name="Image3" text:anchor-type="as-char" svg:width="12.171cm" svg:height="9.604cm" draw:z-index="2"><draw:image xlink:href="Pictures/10000201000001CC0000016BBE04198CE8A2F9E1.png" xlink:type="simple" xlink:show="embed" xlink:actuate="onLoad" loext:mime-type="image/png"/></draw:frame></text:p>
      <text:p text:style-name="Standard"><text:soft-page-break/></text:p>
      <text:p text:style-name="Standard"><draw:frame draw:style-name="fr2" draw:name="Image4" text:anchor-type="as-char" svg:width="12.25cm" svg:height="12.488cm" draw:z-index="3"><draw:image xlink:href="Pictures/10000201000001CF000001D89E9C55C202B9327E.png" xlink:type="simple" xlink:show="embed" xlink:actuate="onLoad" loext:mime-type="image/png"/></draw:frame></text:p>
      <text:p text:style-name="Standard"/>
      <text:p text:style-name="Standard"><draw:frame draw:style-name="fr2" draw:name="Image5" text:anchor-type="as-char" svg:width="12.091cm" svg:height="7.752cm" draw:z-index="4"><draw:image xlink:href="Pictures/10000201000001C9000001250004DA34A14FE352.png" xlink:type="simple" xlink:show="embed" xlink:actuate="onLoad" loext:mime-type="image/png"/></draw:frame></text:p>
      <text:p text:style-name="Standard"/>
      <text:p text:style-name="Standard"><text:soft-page-break/><draw:frame draw:style-name="fr2" draw:name="Image6" text:anchor-type="as-char" svg:width="12.118cm" svg:height="4.233cm" draw:z-index="5"><draw:image xlink:href="Pictures/10000201000001CA000000A0B7921EA6FF20413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7" text:anchor-type="as-char" svg:width="17cm" svg:height="14.28cm" draw:z-index="6"><draw:image xlink:href="Pictures/100002010000044000000392D549C33FC1EAF5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16:15:40.459942629</meta:creation-date>
    <dc:date>2022-12-03T16:48:45.673736365</dc:date>
    <meta:editing-duration>PT2M34S</meta:editing-duration>
    <meta:editing-cycles>1</meta:editing-cycles>
    <meta:document-statistic meta:table-count="0" meta:image-count="7" meta:object-count="0" meta:page-count="3" meta:paragraph-count="7" meta:word-count="0" meta:character-count="0" meta:non-whitespace-character-count="0"/>
    <meta:generator>LibreOffice/6.4.7.2$Linux_X86_64 LibreOffice_project/40$Build-2</meta:generator>
  </office:meta>
</office:document-meta>
</file>